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text-properties fo:color="#ff3333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3333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3" draw:text-style-name="P4" draw:layer="layout" svg:width="2.576cm" svg:height="1.517cm" svg:x="20.145cm" svg:y="13.018cm">
          <draw:text-box>
            <text:p text:style-name="P3"><text:span text:style-name="T1">OK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42:17.538352390</dc:date>
    <dc:creator>elucterio </dc:creator>
    <meta:editing-duration>PT2H38M58S</meta:editing-duration>
    <meta:editing-cycles>35</meta:editing-cycles>
    <meta:generator>LibreOffice/4.2.8.2$Linux_X86_64 LibreOffice_project/420m0$Build-2</meta:generator>
    <meta:document-statistic meta:object-count="36"/>
  </office:meta>
</office:document-meta>
</file>